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FreeSans" fo:font-size="16pt" officeooo:rsid="001406ea" officeooo:paragraph-rsid="001406ea" style:font-size-asian="14pt" style:font-size-complex="16pt"/>
    </style:style>
    <style:style style:name="P2" style:family="paragraph" style:parent-style-name="Text_20_body">
      <style:text-properties officeooo:paragraph-rsid="000ab894"/>
    </style:style>
    <style:style style:name="P3" style:family="paragraph" style:parent-style-name="Text_20_body">
      <style:text-properties style:font-name="FreeSerif" fo:font-size="12pt" officeooo:paragraph-rsid="001406ea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0c0f8e" officeooo:paragraph-rsid="000c0f8e"/>
    </style:style>
    <style:style style:name="P5" style:family="paragraph" style:parent-style-name="Text_20_body">
      <style:text-properties style:font-name="FreeSerif" officeooo:paragraph-rsid="002dc6d4"/>
    </style:style>
    <style:style style:name="P6" style:family="paragraph" style:parent-style-name="Text_20_body">
      <style:paragraph-properties fo:text-align="justify" style:justify-single-word="false"/>
      <style:text-properties style:font-name="FreeSerif" officeooo:rsid="00326a27" officeooo:paragraph-rsid="004f8eb2"/>
    </style:style>
    <style:style style:name="P7" style:family="paragraph" style:parent-style-name="Text_20_body">
      <style:paragraph-properties fo:text-align="justify" style:justify-single-word="false"/>
      <style:text-properties style:font-name="FreeSerif" officeooo:rsid="003e7d4d" officeooo:paragraph-rsid="003f289c"/>
    </style:style>
    <style:style style:name="P8" style:family="paragraph" style:parent-style-name="Text_20_body">
      <style:paragraph-properties fo:text-align="justify" style:justify-single-word="false"/>
      <style:text-properties style:font-name="FreeSerif" fo:font-weight="bold" officeooo:rsid="00326a27" officeooo:paragraph-rsid="005123d4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FreeSerif" fo:font-weight="bold" officeooo:rsid="0040e8a0" officeooo:paragraph-rsid="005123d4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FreeSerif" fo:font-weight="bold" officeooo:rsid="005264b3" officeooo:paragraph-rsid="005264b3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FreeSerif" fo:font-weight="bold" officeooo:rsid="00546eab" officeooo:paragraph-rsid="00546eab" style:font-weight-asian="bold" style:font-weight-complex="bold"/>
    </style:style>
    <style:style style:name="P12" style:family="paragraph" style:parent-style-name="Text_20_body">
      <style:text-properties style:font-name="FreeSerif" officeooo:paragraph-rsid="005264b3"/>
    </style:style>
    <style:style style:name="P13" style:family="paragraph" style:parent-style-name="Text_20_body">
      <style:text-properties style:font-name="FreeSerif" officeooo:paragraph-rsid="00538a24"/>
    </style:style>
    <style:style style:name="P14" style:family="paragraph" style:parent-style-name="Text_20_body">
      <style:paragraph-properties fo:text-align="justify" style:justify-single-word="false"/>
      <style:text-properties style:font-name="FreeSerif" fo:font-weight="normal" officeooo:rsid="0055b59d" officeooo:paragraph-rsid="0055b59d" style:font-weight-asian="normal" style:font-weight-complex="normal"/>
    </style:style>
    <style:style style:name="P15" style:family="paragraph" style:parent-style-name="Text_20_body">
      <style:text-properties style:font-name="FreeSerif" officeooo:rsid="005d4dc0" officeooo:paragraph-rsid="005d4dc0"/>
    </style:style>
    <style:style style:name="P16" style:family="paragraph" style:parent-style-name="Text_20_body">
      <style:paragraph-properties fo:text-align="justify" style:justify-single-word="false"/>
      <style:text-properties officeooo:paragraph-rsid="00185a9d"/>
    </style:style>
    <style:style style:name="P17" style:family="paragraph" style:parent-style-name="Text_20_body">
      <style:text-properties officeooo:rsid="00599f28" officeooo:paragraph-rsid="00599f28"/>
    </style:style>
    <style:style style:name="P18" style:family="paragraph" style:parent-style-name="Heading_20_3">
      <style:text-properties style:font-name="FreeSans" fo:font-size="12pt" officeooo:rsid="000c0f8e" officeooo:paragraph-rsid="000c0f8e" style:font-size-asian="10.5pt" style:font-size-complex="12pt"/>
    </style:style>
    <style:style style:name="P19" style:family="paragraph" style:parent-style-name="Heading_20_3">
      <style:text-properties style:font-name="FreeSans" officeooo:rsid="002b5610" officeooo:paragraph-rsid="002c0a61"/>
    </style:style>
    <style:style style:name="P20" style:family="paragraph" style:parent-style-name="Heading_20_3">
      <style:text-properties style:font-name="FreeSans" officeooo:rsid="001def5b" officeooo:paragraph-rsid="002b5610"/>
    </style:style>
    <style:style style:name="P21" style:family="paragraph" style:parent-style-name="Heading_20_2">
      <style:text-properties style:font-name="FreeSans" fo:font-size="14pt" officeooo:rsid="000ab894" officeooo:paragraph-rsid="000ab894" style:font-size-asian="12.25pt" style:font-size-complex="14pt"/>
    </style:style>
    <style:style style:name="T1" style:family="text">
      <style:text-properties style:font-name="FreeSans" fo:font-size="14pt" officeooo:rsid="000ab894" style:font-size-asian="12.25pt" style:font-size-complex="14pt"/>
    </style:style>
    <style:style style:name="T2" style:family="text">
      <style:text-properties style:font-name="FreeSans" fo:font-size="12pt" style:font-size-asian="10.5pt" style:font-size-complex="12pt"/>
    </style:style>
    <style:style style:name="T3" style:family="text">
      <style:text-properties style:font-name="FreeSans" fo:font-size="12pt" officeooo:rsid="000c0f8e" style:font-size-asian="10.5pt" style:font-size-complex="12pt"/>
    </style:style>
    <style:style style:name="T4" style:family="text">
      <style:text-properties style:font-name="FreeSans" fo:font-size="12pt" officeooo:rsid="001def5b" style:font-size-asian="10.5pt" style:font-size-complex="12pt"/>
    </style:style>
    <style:style style:name="T5" style:family="text">
      <style:text-properties style:font-name="FreeSans" fo:font-size="12pt" officeooo:rsid="0028733c" style:font-size-asian="10.5pt" style:font-size-complex="12pt"/>
    </style:style>
    <style:style style:name="T6" style:family="text">
      <style:text-properties style:font-name="FreeSans" fo:font-size="12pt" officeooo:rsid="001406ea" style:font-size-asian="10.5pt" style:font-size-complex="12pt"/>
    </style:style>
    <style:style style:name="T7" style:family="text">
      <style:text-properties style:font-name="FreeSans" fo:font-size="12pt" officeooo:rsid="00152240" style:font-size-asian="10.5pt" style:font-size-complex="12pt"/>
    </style:style>
    <style:style style:name="T8" style:family="text">
      <style:text-properties style:font-name="FreeSans" fo:font-size="12pt" officeooo:rsid="001c8e1b" style:font-size-asian="10.5pt" style:font-size-complex="12pt"/>
    </style:style>
    <style:style style:name="T9" style:family="text">
      <style:text-properties style:font-name="FreeSans" fo:font-size="12pt" officeooo:rsid="005264b3" style:font-size-asian="10.5pt" style:font-size-complex="12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0da31f" style:font-size-asian="10.5pt" style:font-size-complex="12pt"/>
    </style:style>
    <style:style style:name="T12" style:family="text">
      <style:text-properties fo:font-size="12pt" officeooo:rsid="000f5bef" style:font-size-asian="10.5pt" style:font-size-complex="12pt"/>
    </style:style>
    <style:style style:name="T13" style:family="text">
      <style:text-properties fo:font-size="12pt" officeooo:rsid="001161d0" style:font-size-asian="10.5pt" style:font-size-complex="12pt"/>
    </style:style>
    <style:style style:name="T14" style:family="text">
      <style:text-properties fo:font-size="12pt" officeooo:rsid="0012fedf" style:font-size-asian="10.5pt" style:font-size-complex="12pt"/>
    </style:style>
    <style:style style:name="T15" style:family="text">
      <style:text-properties fo:font-size="12pt" officeooo:rsid="001406ea" style:font-size-asian="10.5pt" style:font-size-complex="12pt"/>
    </style:style>
    <style:style style:name="T16" style:family="text">
      <style:text-properties fo:font-size="12pt" officeooo:rsid="00152240" style:font-size-asian="10.5pt" style:font-size-complex="12pt"/>
    </style:style>
    <style:style style:name="T17" style:family="text">
      <style:text-properties fo:font-size="12pt" officeooo:rsid="00167b6e" style:font-size-asian="10.5pt" style:font-size-complex="12pt"/>
    </style:style>
    <style:style style:name="T18" style:family="text">
      <style:text-properties fo:font-size="12pt" officeooo:rsid="0016ddfa" style:font-size-asian="10.5pt" style:font-size-complex="12pt"/>
    </style:style>
    <style:style style:name="T19" style:family="text">
      <style:text-properties fo:font-size="12pt" officeooo:rsid="001bc117" style:font-size-asian="10.5pt" style:font-size-complex="12pt"/>
    </style:style>
    <style:style style:name="T20" style:family="text">
      <style:text-properties fo:font-size="12pt" officeooo:rsid="001c3400" style:font-size-asian="10.5pt" style:font-size-complex="12pt"/>
    </style:style>
    <style:style style:name="T21" style:family="text">
      <style:text-properties fo:font-size="12pt" officeooo:rsid="001c8e1b" style:font-size-asian="10.5pt" style:font-size-complex="12pt"/>
    </style:style>
    <style:style style:name="T22" style:family="text">
      <style:text-properties fo:font-size="12pt" officeooo:rsid="001d61d3" style:font-size-asian="10.5pt" style:font-size-complex="12pt"/>
    </style:style>
    <style:style style:name="T23" style:family="text">
      <style:text-properties fo:font-size="12pt" officeooo:rsid="001def5b" style:font-size-asian="10.5pt" style:font-size-complex="12pt"/>
    </style:style>
    <style:style style:name="T24" style:family="text">
      <style:text-properties fo:font-size="12pt" officeooo:rsid="001ed323" style:font-size-asian="10.5pt" style:font-size-complex="12pt"/>
    </style:style>
    <style:style style:name="T25" style:family="text">
      <style:text-properties fo:font-size="12pt" officeooo:rsid="001fd26b" style:font-size-asian="10.5pt" style:font-size-complex="12pt"/>
    </style:style>
    <style:style style:name="T26" style:family="text">
      <style:text-properties fo:font-size="12pt" officeooo:rsid="002dc6d4" style:font-size-asian="10.5pt" style:font-size-complex="12pt"/>
    </style:style>
    <style:style style:name="T27" style:family="text">
      <style:text-properties fo:font-size="12pt" officeooo:rsid="0032fe55" style:font-size-asian="10.5pt" style:font-size-complex="12pt"/>
    </style:style>
    <style:style style:name="T28" style:family="text">
      <style:text-properties fo:font-size="12pt" officeooo:rsid="003428aa" style:font-size-asian="10.5pt" style:font-size-complex="12pt"/>
    </style:style>
    <style:style style:name="T29" style:family="text">
      <style:text-properties fo:font-size="12pt" officeooo:rsid="0035be0a" style:font-size-asian="10.5pt" style:font-size-complex="12pt"/>
    </style:style>
    <style:style style:name="T30" style:family="text">
      <style:text-properties fo:font-size="12pt" officeooo:rsid="00379016" style:font-size-asian="10.5pt" style:font-size-complex="12pt"/>
    </style:style>
    <style:style style:name="T31" style:family="text">
      <style:text-properties fo:font-size="12pt" officeooo:rsid="00393309" style:font-size-asian="10.5pt" style:font-size-complex="12pt"/>
    </style:style>
    <style:style style:name="T32" style:family="text">
      <style:text-properties fo:font-size="12pt" officeooo:rsid="003ba27e" style:font-size-asian="10.5pt" style:font-size-complex="12pt"/>
    </style:style>
    <style:style style:name="T33" style:family="text">
      <style:text-properties fo:font-size="12pt" officeooo:rsid="003f289c" style:font-size-asian="10.5pt" style:font-size-complex="12pt"/>
    </style:style>
    <style:style style:name="T34" style:family="text">
      <style:text-properties fo:font-size="12pt" officeooo:rsid="003f72d1" style:font-size-asian="10.5pt" style:font-size-complex="12pt"/>
    </style:style>
    <style:style style:name="T35" style:family="text">
      <style:text-properties fo:font-size="12pt" officeooo:rsid="003e7d4d" style:font-size-asian="10.5pt" style:font-size-complex="12pt"/>
    </style:style>
    <style:style style:name="T36" style:family="text">
      <style:text-properties fo:font-size="12pt" officeooo:rsid="004624fd" style:font-size-asian="10.5pt" style:font-size-complex="12pt"/>
    </style:style>
    <style:style style:name="T37" style:family="text">
      <style:text-properties fo:font-size="12pt" officeooo:rsid="0050dff9" style:font-size-asian="10.5pt" style:font-size-complex="12pt"/>
    </style:style>
    <style:style style:name="T38" style:family="text">
      <style:text-properties fo:font-size="12pt" officeooo:rsid="005123d4" style:font-size-asian="10.5pt" style:font-size-complex="12pt"/>
    </style:style>
    <style:style style:name="T39" style:family="text">
      <style:text-properties fo:font-size="12pt" officeooo:rsid="00565654" style:font-size-asian="10.5pt" style:font-size-complex="12pt"/>
    </style:style>
    <style:style style:name="T40" style:family="text">
      <style:text-properties fo:font-size="12pt" officeooo:rsid="005793a5" style:font-size-asian="10.5pt" style:font-size-complex="12pt"/>
    </style:style>
    <style:style style:name="T41" style:family="text">
      <style:text-properties fo:font-size="12pt" officeooo:rsid="005d3dd8" style:font-size-asian="10.5pt" style:font-size-complex="12pt"/>
    </style:style>
    <style:style style:name="T42" style:family="text">
      <style:text-properties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50dff9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5123d4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38a24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46ea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55b59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565654" style:font-size-asian="10.5pt" style:font-weight-asian="normal" style:font-size-complex="12pt" style:font-weight-complex="normal"/>
    </style:style>
    <style:style style:name="T49" style:family="text">
      <style:text-properties style:font-name="FreeSerif" fo:font-size="12pt" style:font-size-asian="10.5pt" style:font-size-complex="12pt"/>
    </style:style>
    <style:style style:name="T50" style:family="text">
      <style:text-properties style:font-name="FreeSerif" fo:font-size="12pt" officeooo:rsid="001c3400" style:font-size-asian="10.5pt" style:font-size-complex="12pt"/>
    </style:style>
    <style:style style:name="T51" style:family="text">
      <style:text-properties style:font-name="FreeSerif" fo:font-size="12pt" officeooo:rsid="00185a9d" style:font-size-asian="10.5pt" style:font-size-complex="12pt"/>
    </style:style>
    <style:style style:name="T52" style:family="text">
      <style:text-properties style:font-name="FreeSerif" fo:font-size="12pt" officeooo:rsid="002316ec" style:font-size-asian="10.5pt" style:font-size-complex="12pt"/>
    </style:style>
    <style:style style:name="T53" style:family="text">
      <style:text-properties style:font-name="FreeSerif" fo:font-size="12pt" officeooo:rsid="0022cbd8" style:font-size-asian="10.5pt" style:font-size-complex="12pt"/>
    </style:style>
    <style:style style:name="T54" style:family="text">
      <style:text-properties style:font-name="FreeSerif" fo:font-size="12pt" officeooo:rsid="001c8e1b" style:font-size-asian="10.5pt" style:font-size-complex="12pt"/>
    </style:style>
    <style:style style:name="T55" style:family="text">
      <style:text-properties style:font-name="FreeSerif" fo:font-size="12pt" officeooo:rsid="001d61d3" style:font-size-asian="10.5pt" style:font-size-complex="12pt"/>
    </style:style>
    <style:style style:name="T56" style:family="text">
      <style:text-properties style:font-name="FreeSerif" fo:font-size="12pt" officeooo:rsid="002102f0" style:font-size-asian="10.5pt" style:font-size-complex="12pt"/>
    </style:style>
    <style:style style:name="T57" style:family="text">
      <style:text-properties style:font-name="FreeSerif" fo:font-size="12pt" officeooo:rsid="0024c43f" style:font-size-asian="10.5pt" style:font-size-complex="12pt"/>
    </style:style>
    <style:style style:name="T58" style:family="text">
      <style:text-properties style:font-name="FreeSerif" fo:font-size="12pt" officeooo:rsid="0024c85f" style:font-size-asian="10.5pt" style:font-size-complex="12pt"/>
    </style:style>
    <style:style style:name="T59" style:family="text">
      <style:text-properties style:font-name="FreeSerif" fo:font-size="12pt" officeooo:rsid="003ba27e" style:font-size-asian="10.5pt" style:font-size-complex="12pt"/>
    </style:style>
    <style:style style:name="T60" style:family="text">
      <style:text-properties style:font-name="FreeSerif" fo:font-size="12pt" officeooo:rsid="005793a5" style:font-size-asian="10.5pt" style:font-size-complex="12pt"/>
    </style:style>
    <style:style style:name="T61" style:family="text">
      <style:text-properties style:font-name="FreeSerif" fo:font-size="12pt" officeooo:rsid="005a7549" style:font-size-asian="10.5pt" style:font-size-complex="12pt"/>
    </style:style>
    <style:style style:name="T62" style:family="text">
      <style:text-properties style:font-name="FreeSerif" fo:font-size="12pt" officeooo:rsid="005d3dd8" style:font-size-asian="10.5pt" style:font-size-complex="12pt"/>
    </style:style>
    <style:style style:name="T63" style:family="text">
      <style:text-properties officeooo:rsid="00152240"/>
    </style:style>
    <style:style style:name="T64" style:family="text">
      <style:text-properties officeooo:rsid="001c8e1b"/>
    </style:style>
    <style:style style:name="T65" style:family="text">
      <style:text-properties officeooo:rsid="002dc6d4"/>
    </style:style>
    <style:style style:name="T66" style:family="text">
      <style:text-properties officeooo:rsid="003ba27e"/>
    </style:style>
    <style:style style:name="T67" style:family="text">
      <style:text-properties officeooo:rsid="00526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Android theory</text:h>
      <text:p text:style-name="P2"><text:span text:style-name="T1"/></text:p>
      <text:h text:style-name="P18" text:outline-level="3">Activity</text:h>
      <text:p text:style-name="P4"><text:span text:style-name="T14">The</text:span><text:span text:style-name="T12"> </text:span><text:span text:style-name="T23">A</text:span><text:span text:style-name="T10">ctivit</text:span><text:span text:style-name="T12">y </text:span><text:span text:style-name="T14">class in the Android library represents</text:span><text:span text:style-name="T12"> </text:span><text:span text:style-name="T24">the window in which the </text:span><text:span text:style-name="T11">application’</text:span><text:span text:style-name="T14">s</text:span><text:span text:style-name="T11"> user interface </text:span><text:span text:style-name="T24">is drawn</text:span><text:span text:style-name="T11">, </text:span><text:span text:style-name="T13">and it’s a crucial part of any Android application. </text:span><text:span text:style-name="T25">An application can have multiple activities, but the one that represents the application’s first screen is commonly designated as the main activity.</text:span><text:span text:style-name="T13"> </text:span><text:span text:style-name="T14">Whereas other types of applications are </text:span><text:span text:style-name="T17">often</text:span><text:span text:style-name="T14"> </text:span><text:span text:style-name="T19">launched</text:span><text:span text:style-name="T14"> through a “main” method, </text:span><text:span text:style-name="T15">A</text:span><text:span text:style-name="T17">ndroid applications </text:span><text:span text:style-name="T18">are launched by </text:span><text:span text:style-name="T19">invoking so-called callback methods, which corresponds to specific stages in an </text:span><text:span text:style-name="T20">a</text:span><text:span text:style-name="T19">ctivity’s lifecycle. </text:span><text:span text:style-name="T21">[1]</text:span></text:p>
      <text:h text:style-name="P19" text:outline-level="3"><text:span text:style-name="T10">Lifecycle</text:span></text:h>
      <text:p text:style-name="P6"><text:span text:style-name="T10">As the name might suggest, </text:span><text:span text:style-name="T28">the </text:span><text:span text:style-name="T10">Lifecycles represent </text:span><text:span text:style-name="T28">the </text:span><text:span text:style-name="T27">different states </text:span><text:span text:style-name="T28">that Android components can appear in during its lifetime. As previously mentioned in the section about activities; Android applications are </text:span><text:span text:style-name="T36">launched by invoking a callback method</text:span><text:span text:style-name="T28"> </text:span><text:span text:style-name="T29">that initiates </text:span><text:span text:style-name="T30">the application in a </text:span><text:span text:style-name="T36">specific</text:span><text:span text:style-name="T30"> state. Since different callback methods </text:span><text:span text:style-name="T31">corresponds to different application states, </text:span><text:span text:style-name="T33">an application can be launched </text:span><text:span text:style-name="T34">in different states depending on which callback method is invoked</text:span><text:span text:style-name="T37">. </text:span><text:span text:style-name="T40">[2][3]</text:span></text:p>
      <text:p text:style-name="P7"><text:span text:style-name="T10"/></text:p>
      <text:h text:style-name="Heading_20_3" text:outline-level="3"><text:span text:style-name="T3">F</text:span><text:span text:style-name="T2">ragment</text:span></text:h>
      <text:p text:style-name="P16"><text:span text:style-name="T50">A f</text:span><text:span text:style-name="T51">ragment </text:span><text:span text:style-name="T50">is connected to an activity , and can be viewed as a portion of a user interface <text:s/></text:span><text:span text:style-name="T52">that</text:span><text:span text:style-name="T50"> has its own lifecycle and can be added or removed without consideration being given to the activity </text:span><text:span text:style-name="T53">that it’s connected to</text:span><text:span text:style-name="T50">. It can be thought of as a “sub-activity” which can be reused in other activities. </text:span><text:span text:style-name="T54">However,</text:span><text:span text:style-name="T50"> </text:span><text:span text:style-name="T54">since fragment</text:span><text:span text:style-name="T55">s</text:span><text:span text:style-name="T54"> </text:span><text:span text:style-name="T55">are</text:span><text:span text:style-name="T54"> connected to an activity, </text:span><text:span text:style-name="T55">they’re</text:span><text:span text:style-name="T54"> directly affected by the activity’s lifecycle, so whenever an activity is paused or destroyed, the associated fragments will follow suit. </text:span><text:span text:style-name="T56">Fragments </text:span><text:span text:style-name="T53">are often </text:span><text:span text:style-name="T52">used in order to</text:span><text:span text:style-name="T57"> utilize the larger screen space on devices such as tablets, </text:span><text:span text:style-name="T58">to dynamically combine UI components in a single activity, instead of separate activities for each component. <text:s/></text:span><text:span text:style-name="T55">[</text:span><text:span text:style-name="T59">4</text:span><text:span text:style-name="T55">]</text:span></text:p>
      <text:p text:style-name="P14"><text:span text:style-name="T31">T</text:span><text:span text:style-name="T10">he following</text:span><text:span text:style-name="T39"> four</text:span><text:span text:style-name="T10"> methods are commonly overridden for fragments:</text:span></text:p>
      <text:p text:style-name="P10"><text:span text:style-name="T31">o</text:span><text:span text:style-name="T10">nCreate:</text:span><text:span text:style-name="T31"><text:line-break/></text:span><text:span text:style-name="T42">This method is called for the initial creation of a fragment. </text:span><text:span text:style-name="T46">[</text:span><text:span text:style-name="T48">5</text:span><text:span text:style-name="T46">]</text:span></text:p>
      <text:p text:style-name="P8"><text:span text:style-name="T31">o</text:span><text:span text:style-name="T35">nActivityCreated</text:span><text:span text:style-name="T34">:<text:line-break/></text:span><text:span text:style-name="T45">When an activity which a fragment is associated with has been created and the fragment is to be instantiated, this method will be called. </text:span><text:span text:style-name="T46">[</text:span><text:span text:style-name="T48">6</text:span><text:span text:style-name="T46">]</text:span></text:p>
      <text:p text:style-name="P9"><text:span text:style-name="T34">o</text:span><text:span text:style-name="T22">nCreateView:<text:line-break/></text:span><text:span text:style-name="T43">This method lies in the fragment class, and it’s called whenever the fragment will draw its UI for the first time. </text:span><text:span text:style-name="T44">It will be called between a fragment’s method onCreate and onActivityCreated. [</text:span><text:span text:style-name="T48">7</text:span><text:span text:style-name="T44">]</text:span></text:p>
      <text:p text:style-name="P11"><text:soft-page-break/><text:span text:style-name="T38">o</text:span><text:span text:style-name="T10">nViewCreated:<text:line-break/></text:span><text:span text:style-name="T47">A method which is called right after onCreateView has returned, and it allows objects to initialize once they know how the view hierarchy is structured. [</text:span><text:span text:style-name="T48">8</text:span><text:span text:style-name="T47">]</text:span></text:p>
      <text:h text:style-name="P20" text:outline-level="3"><text:span text:style-name="T41">ReactiveX </text:span><text:span text:style-name="T10">Observable</text:span></text:h>
      <text:p text:style-name="P15"><text:span text:style-name="T23"/></text:p>
      <text:p text:style-name="P17"><text:span text:style-name="T60"/></text:p>
      <text:h text:style-name="P1" text:outline-level="1">References</text:h>
      <text:p text:style-name="P3"/>
      <text:p text:style-name="P5"><text:span text:style-name="T15">[1] </text:span><text:span text:style-name="T16">Google Developers</text:span>. <text:span text:style-name="T63">Introduction to Activities</text:span> [Internet]. <text:span text:style-name="T63">Google Developers</text:span>; <text:span text:style-name="T63">2019</text:span>. [cited <text:span text:style-name="T63">2020</text:span> <text:span text:style-name="T63">Mar</text:span> <text:span text:style-name="T63">5</text:span>] Available from: <text:a xlink:type="simple" xlink:href="https://developer.android.com/guide/components/activities/intro-activities" text:style-name="Internet_20_link" text:visited-style-name="Visited_20_Internet_20_Link">https://developer.android.com/guide/components/activities/intro-activities</text:a></text:p>
      <text:p text:style-name="P13"><text:span text:style-name="T15"><text:line-break/>[</text:span><text:span text:style-name="T26">2</text:span><text:span text:style-name="T15">] </text:span><text:span text:style-name="T16">Google Developers</text:span>. <text:span text:style-name="T65">Understand the Activity Lifecycle</text:span> [Internet]. <text:span text:style-name="T63">Google Developers</text:span>; <text:span text:style-name="T63">2019</text:span>. [cited <text:span text:style-name="T63">2020</text:span> <text:span text:style-name="T63">Mar</text:span> <text:span text:style-name="T63">5</text:span>] Available from:<text:line-break/><text:a xlink:type="simple" xlink:href="https://developer.android.com/guide/components/activities/activity-lifecycle" text:style-name="Internet_20_link" text:visited-style-name="Visited_20_Internet_20_Link">https://developer.android.com/guide/components/activities/activity-lifecycle</text:a><text:line-break/><text:line-break/><text:span text:style-name="T15">[</text:span><text:span text:style-name="T32">3</text:span><text:span text:style-name="T15">] </text:span><text:span text:style-name="T16">Google Developers</text:span>. <text:span text:style-name="T66">Handling Lifecycles with Lifecycle-Aware Components</text:span> [Internet]. <text:span text:style-name="T63">Google Developers</text:span>; <text:span text:style-name="T63">2019</text:span>. [cited <text:span text:style-name="T63">2020</text:span> <text:span text:style-name="T63">Mar</text:span> <text:span text:style-name="T63">5</text:span>] Available from:<text:line-break/><text:a xlink:type="simple" xlink:href="https://developer.android.com/topic/libraries/architecture/lifecycle" text:style-name="Internet_20_link" text:visited-style-name="Visited_20_Internet_20_Link">https://developer.android.com/topic/libraries/architecture/lifecycle</text:a><text:line-break/><text:line-break/><text:span text:style-name="T15">[</text:span><text:span text:style-name="T32">4</text:span><text:span text:style-name="T15">] </text:span><text:span text:style-name="T16">Google Developers</text:span>. <text:span text:style-name="T64">Fragments</text:span> [Internet]. <text:span text:style-name="T63">Google Developers</text:span>; <text:span text:style-name="T63">2019</text:span>. [cited <text:span text:style-name="T63">2020</text:span> <text:span text:style-name="T63">Mar</text:span> <text:span text:style-name="T63">5</text:span>] Available from: <text:a xlink:type="simple" xlink:href="https://developer.android.com/guide/components/fragments" text:style-name="Internet_20_link" text:visited-style-name="Visited_20_Internet_20_Link">https://developer.android.com/guide/components/fragments</text:a><text:line-break/></text:p>
      <text:p text:style-name="P13"><text:span text:style-name="T15">[</text:span><text:span text:style-name="T39">5</text:span><text:span text:style-name="T15">] </text:span><text:span text:style-name="T16">Google Developers</text:span>. <text:span text:style-name="T64">Fragments, onCreate</text:span> [Internet]. <text:span text:style-name="T63">Google Developers</text:span>; <text:span text:style-name="T63">2019</text:span>. [cited <text:span text:style-name="T63">2020</text:span> <text:span text:style-name="T63">Mar</text:span> <text:span text:style-name="T67">11</text:span>] Available from:<text:line-break/><text:a xlink:type="simple" xlink:href="https://developer.android.com/reference/androidx/fragment/app/Fragment#onCreate(android.os.Bundle" text:style-name="Internet_20_link" text:visited-style-name="Visited_20_Internet_20_Link">https://developer.android.com/reference/androidx/fragment/app/Fragment#onCreate(android.os.Bundle</text:a>)<text:line-break/></text:p>
      <text:p text:style-name="P13"><text:span text:style-name="T15">[</text:span><text:span text:style-name="T39">6</text:span><text:span text:style-name="T15">] </text:span><text:span text:style-name="T16">Google Developers</text:span>. <text:span text:style-name="T64">Fragments, onActivityCreated</text:span> [Internet]. <text:span text:style-name="T63">Google Developers</text:span>; <text:span text:style-name="T63">2019</text:span>. [cited <text:span text:style-name="T63">2020</text:span> <text:span text:style-name="T63">Mar</text:span> <text:span text:style-name="T67">11</text:span>] Available from:<text:line-break/><text:a xlink:type="simple" xlink:href="https://developer.android.com/reference/androidx/fragment/app/Fragment#onActivityCreated(android.os.Bundle" text:style-name="Internet_20_link" text:visited-style-name="Visited_20_Internet_20_Link">https://developer.android.com/reference/androidx/fragment/app/Fragment#onActivityCreated(android.os.Bundle</text:a>)<text:line-break/></text:p>
      <text:p text:style-name="P13"><text:span text:style-name="T15">[</text:span><text:span text:style-name="T39">7</text:span><text:span text:style-name="T15">] </text:span><text:span text:style-name="T16">Google Developers</text:span>. <text:span text:style-name="T64">Fragments, onViewCreated</text:span> [Internet]. <text:span text:style-name="T63">Google Developers</text:span>; <text:span text:style-name="T63">2019</text:span>. [cited <text:span text:style-name="T63">2020</text:span> <text:span text:style-name="T63">Mar</text:span> <text:span text:style-name="T67">11</text:span>] Available from:<text:line-break/><text:a xlink:type="simple" xlink:href="https://developer.android.com/reference/androidx/fragment/app/Fragment#onViewCreated(android.view.View,%20android.os.Bundle" text:style-name="Internet_20_link" text:visited-style-name="Visited_20_Internet_20_Link">https://developer.android.com/reference/androidx/fragment/app/Fragment#onViewCreated(android.view.View,%20android.os.Bundle</text:a>)<text:line-break/></text:p>
      <text:p text:style-name="P12"><text:span text:style-name="T15">[</text:span><text:span text:style-name="T39">8</text:span><text:span text:style-name="T15">] </text:span><text:span text:style-name="T16">Google Developers</text:span>. <text:span text:style-name="T64">Fragments, onCreateView</text:span> [Internet]. <text:span text:style-name="T63">Google Developers</text:span>; <text:span text:style-name="T63">2019</text:span>. [cited <text:span text:style-name="T63">2020</text:span> <text:span text:style-name="T63">Mar</text:span> <text:span text:style-name="T67">11</text:span>] Available from:<text:line-break/><text:a xlink:type="simple" xlink:href="https://developer.android.com/reference/androidx/fragment/app/Fragment#onCreateView(android.view.LayoutInflater,%20android.view.ViewGroup,%20android.os.Bundle" text:style-name="Internet_20_link" text:visited-style-name="Visited_20_Internet_20_Link">https://developer.android.com/reference/androidx/fragment/app/Fragment#onCreateView(android.view.LayoutInflater,%20android.view.ViewGroup,%20android.os.Bundle</text:a>)</text:p>
      <text:p text:style-name="P1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299in" fo:margin-left="1.4598in" fo:margin-right="1.4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10:21.274781778</meta:creation-date>
    <dc:date>2020-03-12T09:46:52.327435981</dc:date>
    <meta:editing-duration>PT22H57M5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21" meta:word-count="519" meta:character-count="4250" meta:non-whitespace-character-count="3740"/>
  </office:meta>
</office:document-meta>
</file>